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cf91" officeooo:paragraph-rsid="0013cf91"/>
    </style:style>
    <style:style style:name="P2" style:family="paragraph" style:parent-style-name="Standard" style:list-style-name="L1">
      <style:text-properties officeooo:rsid="0013cf91" officeooo:paragraph-rsid="0013cf91"/>
    </style:style>
    <style:style style:name="P3" style:family="paragraph" style:parent-style-name="Standard" style:list-style-name="L1">
      <style:text-properties officeooo:rsid="0013cf91" officeooo:paragraph-rsid="0014c651"/>
    </style:style>
    <style:style style:name="P4" style:family="paragraph" style:parent-style-name="Standard" style:list-style-name="L1">
      <style:text-properties officeooo:rsid="0014c651" officeooo:paragraph-rsid="0014c651"/>
    </style:style>
    <style:style style:name="P5" style:family="paragraph" style:parent-style-name="Standard">
      <style:text-properties officeooo:rsid="0014c651" officeooo:paragraph-rsid="0014c651"/>
    </style:style>
    <style:style style:name="P6" style:family="paragraph" style:parent-style-name="Standard" style:list-style-name="L1">
      <style:text-properties officeooo:rsid="0016abbc" officeooo:paragraph-rsid="0016abbc"/>
    </style:style>
    <style:style style:name="P7" style:family="paragraph" style:parent-style-name="Standard">
      <style:text-properties officeooo:rsid="0016abbc" officeooo:paragraph-rsid="0016abbc"/>
    </style:style>
    <style:style style:name="P8" style:family="paragraph" style:parent-style-name="Standard" style:list-style-name="L2">
      <style:text-properties officeooo:rsid="0018404b" officeooo:paragraph-rsid="0018404b"/>
    </style:style>
    <style:style style:name="P9" style:family="paragraph" style:parent-style-name="Standard">
      <style:text-properties officeooo:rsid="0018404b" officeooo:paragraph-rsid="0018404b"/>
    </style:style>
    <style:style style:name="T1" style:family="text">
      <style:text-properties officeooo:rsid="0014c651"/>
    </style:style>
    <style:style style:name="T2" style:family="text">
      <style:text-properties officeooo:rsid="0016abbc"/>
    </style:style>
    <style:style style:name="T3" style:family="text">
      <style:text-properties officeooo:rsid="0018e3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elevant aspects of the design of the robot, especially how you mark the stop position</text:p>
      <text:p text:style-name="P1">and how you ensure identical start positions?</text:p>
      <text:list xml:id="list4553960850548999085" text:style-name="L1">
        <text:list-item>
          <text:p text:style-name="P2">As an initial step the robot was built, equipped with <text:span text:style-name="T2">A</text:span>uroco markers. The robot is the device under test (DUT).</text:p>
        </text:list-item>
        <text:list-item>
          <text:p text:style-name="P2">The robot was build according to the Lego Mindstorms manual but with some <text:span text:style-name="T1">adjustments.</text:span> As a result you can see the top view, side view and front views of the DUT.</text:p>
        </text:list-item>
        <text:list-item>
          <text:p text:style-name="P3">The <text:span text:style-name="T1">measurement</text:span> system basically comprises of a sheet of the size 37.5x27 inch(metric system). <text:span text:style-name="T1">This sheet is stretched out and fixed to the ground. Using the predefined coordinate system, a point on the paper is chosen to be (0,0).We repeat the measurement 20 times for each function.</text:span></text:p>
        </text:list-item>
        <text:list-item>
          <text:p text:style-name="P4">We have attached four Aurco markers to the corners of the sheet, and two aruco markers on the robot. These markers have different ID’s and accordingly we get the edges from the sheet using computer vision. The relative end pose is calculated from the two markers place on the robot. The procedure is as follows:</text:p>
        </text:list-item>
        <text:list-item>
          <text:p text:style-name="P4">Step 1:</text:p>
        </text:list-item>
        <text:list-item>
          <text:p text:style-name="P4">Step 2:</text:p>
        </text:list-item>
        <text:list-item>
          <text:p text:style-name="P4">Step 3:</text:p>
        </text:list-item>
        <text:list-item>
          <text:p text:style-name="P4">Step 4:</text:p>
        </text:list-item>
        <text:list-item>
          <text:p text:style-name="P4">Step 5:</text:p>
        </text:list-item>
        <text:list-item>
          <text:p text:style-name="P4">Step 6:</text:p>
        </text:list-item>
        <text:list-item>
          <text:p text:style-name="P4">Step 7:</text:p>
        </text:list-item>
      </text:list>
      <text:p text:style-name="P5"/>
      <text:list xml:id="list222035180003710" text:continue-numbering="true" text:style-name="L1">
        <text:list-item>
          <text:p text:style-name="P3"><text:s/><text:span text:style-name="T1">In order to ensure similar starting position and less of human errors, the wheel positions were also marked and the robot started for the same position every time.</text:span></text:p>
        </text:list-item>
        <text:list-item>
          <text:p text:style-name="P6">To program the robot, lejos nxj was used in eclipse on windows operating system. For all three tasks, the wheels are set to run for _____seconds at _____ of the maximum power.</text:p>
        </text:list-item>
        <text:list-item>
          <text:p text:style-name="P6">Length and angles between the initial and the end position will be considered as the measurand.</text:p>
        </text:list-item>
        <text:list-item>
          <text:p text:style-name="P6">Per trajectory 20 measurements will be done. From this the mean and the standard deviation will be calculated as the measurement result. All measured values will be used to give a reasonable statement about the accuracy and precision of the pose variation.</text:p>
        </text:list-item>
      </text:list>
      <text:p text:style-name="P7"/>
      <text:p text:style-name="P7">Any observation made during the execution that may help one understand the outcome of</text:p>
      <text:p text:style-name="P7">the experiments (see also next week)?</text:p>
      <text:list xml:id="list8699339808284359546" text:style-name="L2">
        <text:list-item>
          <text:p text:style-name="P8">The accuracy of optical tracking depends on many factors such as lighting conditions, camera positions and image recognition algorithms.</text:p>
        </text:list-item>
        <text:list-item>
          <text:p text:style-name="P8"><text:span text:style-name="T3">Due to uneven weight distributions, difference in the tractions or one motor rotating a bit more is causing</text:span> the robot to deviate from its straight trajectory. <text:span text:style-name="T3">T</text:span>his is caused in <text:span text:style-name="T3">in the left wheel and the deviations are towards the left.</text:span></text:p>
        </text:list-item>
        <text:list-item>
          <text:p text:style-name="P8">Also the starting of the robot for performing each experiment was causing some misalignments in the start orientation of the robot.</text:p>
        </text:list-item>
        <text:list-item>
          <text:p text:style-name="P8">Mechanical adjustments of the DUT <text:span text:style-name="T3">also cause specific</text:span> deviations.</text:p>
        </text:list-item>
      </text:list>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21:19:15.386131134</meta:creation-date>
    <dc:date>2019-04-15T22:20:34.348910472</dc:date>
    <meta:editing-duration>PT16M57S</meta:editing-duration>
    <meta:editing-cycles>2</meta:editing-cycles>
    <meta:generator>LibreOffice/5.1.6.2$Linux_X86_64 LibreOffice_project/10m0$Build-2</meta:generator>
    <meta:document-statistic meta:table-count="0" meta:image-count="0" meta:object-count="0" meta:page-count="1" meta:paragraph-count="23" meta:word-count="437" meta:character-count="2450" meta:non-whitespace-character-count="2054"/>
  </office:meta>
</office:document-meta>
</file>